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9366b" officeooo:paragraph-rsid="0019366b" style:font-weight-asian="bold" style:font-weight-complex="bold"/>
    </style:style>
    <style:style style:name="P2" style:family="paragraph" style:parent-style-name="Table_20_Contents">
      <style:text-properties officeooo:rsid="001a7371" officeooo:paragraph-rsid="001a7371"/>
    </style:style>
    <style:style style:name="P3" style:family="paragraph" style:parent-style-name="Table_20_Contents">
      <style:text-properties officeooo:rsid="001bc141" officeooo:paragraph-rsid="001bc141"/>
    </style:style>
    <style:style style:name="P4" style:family="paragraph" style:parent-style-name="Header">
      <style:paragraph-properties fo:text-align="end" style:justify-single-word="false"/>
      <style:text-properties fo:color="#b2b2b2" officeooo:rsid="001a7371" officeooo:paragraph-rsid="001a7371"/>
    </style:style>
    <style:style style:name="T1" style:family="text">
      <style:text-properties officeooo:rsid="001e27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DThèque with Laravel</text:p>
      <text:p text:style-name="Subtitle">USER STORIES</text:p>
      <text:p text:style-name="Text_20_body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En tant que…</text:p>
          </table:table-cell>
          <table:table-cell table:style-name="Tableau1.A1" office:value-type="string">
            <text:p text:style-name="P1">Je souhaite…</text:p>
          </table:table-cell>
          <table:table-cell table:style-name="Tableau1.C1" office:value-type="string">
            <text:p text:style-name="P1">Afin de...</text:p>
          </table:table-cell>
        </table:table-row>
        <table:table-row>
          <table:table-cell table:style-name="Tableau1.A2" office:value-type="string">
            <text:p text:style-name="P2">Utilisateur</text:p>
          </table:table-cell>
          <table:table-cell table:style-name="Tableau1.A2" office:value-type="string">
            <text:p text:style-name="P2">Chercher une bd</text:p>
          </table:table-cell>
          <table:table-cell table:style-name="Tableau1.C2" office:value-type="string">
            <text:p text:style-name="P2">Obtenir plus d’informations sur la bd en question 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Découvrir une nouvelle bd</text:p>
          </table:table-cell>
          <table:table-cell table:style-name="Tableau1.C2" office:value-type="string">
            <text:p text:style-name="P2">Trouver de nouvelles b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Donner mon avis sur une bd</text:p>
          </table:table-cell>
          <table:table-cell table:style-name="Tableau1.C2" office:value-type="string">
            <text:p text:style-name="P2">Partager mes impressions avec les autres utilisateur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Noter une bd</text:p>
          </table:table-cell>
          <table:table-cell table:style-name="Tableau1.C2" office:value-type="string">
            <text:p text:style-name="P3">Donner une note à la bd et partager avec les autres utilisateur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Avoir un listing de mes bd</text:p>
          </table:table-cell>
          <table:table-cell table:style-name="Tableau1.C2" office:value-type="string">
            <text:p text:style-name="P3">Avoir une vue d’ensemble sur les bd que je <text:span text:style-name="T1">possède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Avoir un listing de mes collections</text:p>
          </table:table-cell>
          <table:table-cell table:style-name="Tableau1.C2" office:value-type="string">
            <text:p text:style-name="P3">Avoir une vue d’ensemble sur les collections que je <text:span text:style-name="T1">possède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Avoir un listing de tous mes avis</text:p>
          </table:table-cell>
          <table:table-cell table:style-name="Tableau1.C2" office:value-type="string">
            <text:p text:style-name="P3">Retrouver rapidement les avis que j’ai noté au sujet d’une b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Créer une/des liste(s) d’envies</text:p>
          </table:table-cell>
          <table:table-cell table:style-name="Tableau1.C2" office:value-type="string">
            <text:p text:style-name="P3">Avoir un historique des bd que j’aimerais acheter/li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Accéder à mes listes d’envies</text:p>
          </table:table-cell>
          <table:table-cell table:style-name="Tableau1.C2" office:value-type="string">
            <text:p text:style-name="P3">Retrouver rapidement la liste des bd que j’aimerais acheter/lir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officeooo:rsid="001a7371" officeooo:paragraph-rsid="001a73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deline – 20 Nov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0:26:12.966870952</meta:creation-date>
    <dc:date>2018-11-20T14:09:26.242868021</dc:date>
    <meta:editing-duration>PT2H46M24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1" meta:paragraph-count="25" meta:word-count="140" meta:character-count="809" meta:non-whitespace-character-count="692"/>
  </office:meta>
</office:document-meta>
</file>